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979cm"/>
    </style:style>
    <style:style style:name="co3" style:family="table-column">
      <style:table-column-properties fo:break-before="auto" style:column-width="0.953cm"/>
    </style:style>
    <style:style style:name="co4" style:family="table-column">
      <style:table-column-properties fo:break-before="auto" style:column-width="0.924cm"/>
    </style:style>
    <style:style style:name="co5" style:family="table-column">
      <style:table-column-properties fo:break-before="auto" style:column-width="1.79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afd095" style:text-align-source="fix" style:repeat-content="false" style:vertical-align="top"/>
      <style:paragraph-properties fo:text-align="en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5" table:default-cell-style-name="ce1"/>
        <table:table-column table:style-name="co5" table:number-columns-repeated="7" table:default-cell-style-name="Default"/>
        <table:table-row table:style-name="ro1" table:number-rows-repeated="4">
          <table:table-cell table:number-columns-repeated="15"/>
        </table:table-row>
        <table:table-row table:style-name="ro1">
          <table:table-cell/>
          <table:table-cell office:value-type="string" calcext:value-type="string">
            <text:p>Version</text:p>
          </table:table-cell>
          <table:table-cell table:number-columns-repeated="5"/>
          <table:table-cell office:value-type="float" office:value="46" calcext:value-type="float">
            <text:p>4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Document</text:p>
          </table:table-cell>
          <table:table-cell table:number-columns-repeated="1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ce Document</text:p>
          </table:table-cell>
          <table:table-cell table:number-columns-repeated="13"/>
        </table:table-row>
        <table:table-row table:style-name="ro1" table:number-rows-repeated="9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Ta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prior/next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ontext 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Album</text:p>
          </table:table-cell>
          <table:table-cell table:number-columns-repeated="13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Help</text:p>
          </table:table-cell>
          <table:table-cell table:number-columns-repeated="13"/>
        </table:table-row>
        <table:table-row table:style-name="ro1" table:number-rows-repeated="6">
          <table:table-cell table:number-columns-repeated="15"/>
        </table:table-row>
        <table:table-row table:style-name="ro1">
          <table:table-cell/>
          <table:table-cell office:value-type="string" calcext:value-type="string">
            <text:p>People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riteria Inpu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riteria Selec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lect ok</text:p>
          </table:table-cell>
          <table:table-cell table:number-columns-repeated="11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tail</text:p>
          </table:table-cell>
          <table:table-cell table:number-columns-repeated="12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Sub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hows pictures 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xt prior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ent Su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Planting</text:p>
          </table:table-cell>
          <table:table-cell office:value-type="string" calcext:value-type="string">
            <text:p>Picture <text:s/>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Display Sync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prior/next </text:p>
          </table:table-cell>
          <table:table-cell table:number-columns-repeated="11"/>
        </table:table-row>
        <table:table-row table:style-name="ro1" table:number-rows-repeated="7">
          <table:table-cell table:number-columns-repeated="15"/>
        </table:table-row>
        <table:table-row table:style-name="ro1">
          <table:table-cell/>
          <table:table-cell office:value-type="string" calcext:value-type="string">
            <text:p>Plant </text:p>
          </table:table-cell>
          <table:table-cell table:number-columns-repeated="5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riteria Inpu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riteria Selec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lect o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tai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ispla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ior/nex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Sub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hows pictures 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xt/piro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Planting </text:p>
          </table:table-cell>
          <table:table-cell table:number-columns-repeated="5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Criteria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Criteria Inpu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riteria Select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lect ok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tail</text:p>
          </table:table-cell>
          <table:table-cell table:number-columns-repeated="4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display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ior/nex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Sub</text:p>
          </table:table-cell>
          <table:table-cell table:number-columns-repeated="4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hows pictures 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xt/pi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number-columns-repeated="4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records appear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av on clic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ior/next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upress dup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uff</text:p>
          </table:table-cell>
          <table:table-cell table:number-columns-repeated="5"/>
          <table:table-cell office:value-type="string" calcext:value-type="string">
            <text:p>-----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<text:s/>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3"/>
          <table:table-cell office:value-type="string" calcext:value-type="string">
            <text:p>Criteria Select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List</text:p>
          </table:table-cell>
          <table:table-cell table:number-columns-repeated="12"/>
        </table:table-row>
        <table:table-row table:style-name="ro1">
          <table:table-cell table:number-columns-repeated="3"/>
          <table:table-cell office:value-type="string" calcext:value-type="string">
            <text:p>Select ok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 table:number-rows-repeated="5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Detail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display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number-columns-repeated="4"/>
          <table:table-cell office:value-type="string" calcext:value-type="string">
            <text:p>prior/next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Sub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shows pictures 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next/piro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Event Sub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icture <text:s/></text:p>
          </table:table-cell>
          <table:table-cell table:number-columns-repeated="4"/>
          <table:table-cell office:value-type="string" calcext:value-type="string">
            <text:p>--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Display Sync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prior/next </text:p>
          </table:table-cell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History</text:p>
          </table:table-cell>
          <table:table-cell table:number-columns-repeated="12"/>
        </table:table-row>
        <table:table-row table:style-name="ro1">
          <table:table-cell table:number-columns-repeated="7"/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ables</text:p>
          </table:table-cell>
          <table:table-cell table:number-columns-repeated="13"/>
        </table:table-row>
        <table:table-row table:style-name="ro1" table:number-rows-repeated="104841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30T14:13:58.022080675</meta:creation-date>
    <dc:date>2024-10-30T16:42:30.413945764</dc:date>
    <meta:editing-duration>PT37M29S</meta:editing-duration>
    <meta:editing-cycles>4</meta:editing-cycles>
    <meta:generator>LibreOffice/7.3.7.2$Linux_X86_64 LibreOffice_project/30$Build-2</meta:generator>
    <meta:document-statistic meta:table-count="1" meta:cell-count="112" meta:object-count="0"/>
  </office:meta>
</office:document-meta>
</file>